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rTransportTests.info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hrTransportTests.sendMessag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XhrTransport.executeInfoRequestInternal( URI infoUrl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TransportTests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hrTransportTests.infoRespon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hrTransportTests.sen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XhrTransport.executeSendRequestInternal( URI url , HttpHeaders headers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XhrTransport.connectInternal( TransportRequest request , WebSocketHandler handler , URI receiveUrl , HttpHeaders handshakeHeaders , XhrClientSockJsSession session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